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8.06mm" svg:height="124.94mm" svg:x="98.18mm" svg:y="31.16mm">
            <draw:object draw:notify-on-update-of-ranges="Sheet1.A2:Sheet1.A7 Sheet1.B1:Sheet1.B1 Sheet1.B2:Sheet1.B7 Sheet1.A2:Sheet1.A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alcul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cart</text:p>
          </table:table-cell>
          <table:table-cell/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float" office:value="22.49" calcext:value-type="float">
            <text:p>22,49</text:p>
          </table:table-cell>
          <table:table-cell table:formula="of:=273.15+1/([.$G$2]+[.$H$2]*LN([.$F$2]*(65536/[.$A2]-1))+[.$I$2]*LN([.$F$2]*(65536/[.$A2]-1))^2+[.$J$2]*LN([.$F$2]*(65536/[.$A2]-1))^3)" office:value-type="float" office:value="22.5397508087203" calcext:value-type="float">
            <text:p>22,54</text:p>
          </table:table-cell>
          <table:table-cell table:formula="of:=([.C2]-[.B2])*([.C2]-[.B2])" office:value-type="float" office:value="0.00247514296832114" calcext:value-type="float">
            <text:p>0,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-0.0194313638414884" calcext:value-type="float">
            <text:p>-0,019431363841488</text:p>
          </table:table-cell>
          <table:table-cell office:value-type="float" office:value="0.00367971065087119" calcext:value-type="float">
            <text:p>0,003679710650871</text:p>
          </table:table-cell>
          <table:table-cell office:value-type="float" office:value="-0.000295469749023458" calcext:value-type="float">
            <text:p>-0,000295469749023</text:p>
          </table:table-cell>
          <table:table-cell office:value-type="float" office:value="0.00000841848128735658" calcext:value-type="float">
            <text:p>8,41848128735658E-06</text:p>
          </table:table-cell>
          <table:table-cell table:formula="of:=SUM([.D2:.D2000])" office:value-type="float" office:value="0.0143080640118847" calcext:value-type="float">
            <text:p>0,014308064011885</text:p>
          </table:table-cell>
          <table:table-cell office:value-type="float" office:value="1.41643412743633" calcext:value-type="float">
            <text:p>1,41643412743633</text:p>
          </table:table-cell>
        </table:table-row>
        <table:table-row table:style-name="ro1">
          <table:table-cell office:value-type="float" office:value="17636" calcext:value-type="float">
            <text:p>17636</text:p>
          </table:table-cell>
          <table:table-cell office:value-type="float" office:value="3.16" calcext:value-type="float">
            <text:p>3,16</text:p>
          </table:table-cell>
          <table:table-cell table:formula="of:=273.15+1/([.$G$2]+[.$H$2]*LN([.$F$2]*(65536/[.$A3]-1))+[.$I$2]*LN([.$F$2]*(65536/[.$A3]-1))^2+[.$J$2]*LN([.$F$2]*(65536/[.$A3]-1))^3)" office:value-type="float" office:value="3.06737327801477" calcext:value-type="float">
            <text:p>3,07</text:p>
          </table:table-cell>
          <table:table-cell table:formula="of:=([.C3]-[.B3])*([.C3]-[.B3])" office:value-type="float" office:value="0.00857970962572908" calcext:value-type="float">
            <text:p>0,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-0.0194313638414884" calcext:value-type="float">
            <text:p>-0,019431363841488</text:p>
          </table:table-cell>
          <table:table-cell office:value-type="float" office:value="0.00367971065087119" calcext:value-type="float">
            <text:p>0,003679710650871</text:p>
          </table:table-cell>
          <table:table-cell office:value-type="float" office:value="-0.000295469749023458" calcext:value-type="float">
            <text:p>-0,000295469749023</text:p>
          </table:table-cell>
          <table:table-cell office:value-type="float" office:value="0.00000841848128735658" calcext:value-type="float">
            <text:p>8,41848128735658E-06</text:p>
          </table:table-cell>
          <table:table-cell office:value-type="float" office:value="0.0143080640118847" calcext:value-type="float">
            <text:p>0,014308064011885</text:p>
          </table:table-cell>
          <table:table-cell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-20.17" calcext:value-type="float">
            <text:p>-20,17</text:p>
          </table:table-cell>
          <table:table-cell table:formula="of:=273.15+1/([.$G$2]+[.$H$2]*LN([.$F$2]*(65536/[.$A4]-1))+[.$I$2]*LN([.$F$2]*(65536/[.$A4]-1))^2+[.$J$2]*LN([.$F$2]*(65536/[.$A4]-1))^3)" office:value-type="float" office:value="-20.1538831419398" calcext:value-type="float">
            <text:p>-20,15</text:p>
          </table:table-cell>
          <table:table-cell table:formula="of:=([.C4]-[.B4])*([.C4]-[.B4])" office:value-type="float" office:value="0.000259753113731289" calcext:value-type="float">
            <text:p>0,00</text:p>
          </table:table-cell>
          <table:table-cell table:number-columns-repeated="8"/>
        </table:table-row>
        <table:table-row table:style-name="ro1">
          <table:table-cell office:value-type="float" office:value="46637" calcext:value-type="float">
            <text:p>46637</text:p>
          </table:table-cell>
          <table:table-cell office:value-type="float" office:value="47.32" calcext:value-type="float">
            <text:p>47,32</text:p>
          </table:table-cell>
          <table:table-cell table:formula="of:=273.15+1/([.$G$2]+[.$H$2]*LN([.$F$2]*(65536/[.$A5]-1))+[.$I$2]*LN([.$F$2]*(65536/[.$A5]-1))^2+[.$J$2]*LN([.$F$2]*(65536/[.$A5]-1))^3)" office:value-type="float" office:value="47.2874170513515" calcext:value-type="float">
            <text:p>47,29</text:p>
          </table:table-cell>
          <table:table-cell table:formula="of:=([.C5]-[.B5])*([.C5]-[.B5])" office:value-type="float" office:value="0.00106164854262916" calcext:value-type="float">
            <text:p>0,00</text:p>
          </table:table-cell>
          <table:table-cell table:number-columns-repeated="8"/>
        </table:table-row>
        <table:table-row table:style-name="ro1">
          <table:table-cell office:value-type="float" office:value="31196" calcext:value-type="float">
            <text:p>31196</text:p>
          </table:table-cell>
          <table:table-cell office:value-type="float" office:value="22.58" calcext:value-type="float">
            <text:p>22,58</text:p>
          </table:table-cell>
          <table:table-cell table:formula="of:=273.15+1/([.$G$2]+[.$H$2]*LN([.$F$2]*(65536/[.$A6]-1))+[.$I$2]*LN([.$F$2]*(65536/[.$A6]-1))^2+[.$J$2]*LN([.$F$2]*(65536/[.$A6]-1))^3)" office:value-type="float" office:value="22.6131301005515" calcext:value-type="float">
            <text:p>22,61</text:p>
          </table:table-cell>
          <table:table-cell table:formula="of:=([.C6]-[.B6])*([.C6]-[.B6])" office:value-type="float" office:value="0.00109760356255082" calcext:value-type="float">
            <text:p>0,00</text:p>
          </table:table-cell>
          <table:table-cell table:number-columns-repeated="8"/>
        </table:table-row>
        <table:table-row table:style-name="ro1">
          <table:table-cell office:value-type="float" office:value="18859" calcext:value-type="float">
            <text:p>18859</text:p>
          </table:table-cell>
          <table:table-cell office:value-type="float" office:value="4.94" calcext:value-type="float">
            <text:p>4,94</text:p>
          </table:table-cell>
          <table:table-cell table:formula="of:=273.15+1/([.$G$2]+[.$H$2]*LN([.$F$2]*(65536/[.$A7]-1))+[.$I$2]*LN([.$F$2]*(65536/[.$A7]-1))^2+[.$J$2]*LN([.$F$2]*(65536/[.$A7]-1))^3)" office:value-type="float" office:value="4.96888262797813" calcext:value-type="float">
            <text:p>4,97</text:p>
          </table:table-cell>
          <table:table-cell table:formula="of:=([.C7]-[.B7])*([.C7]-[.B7])" office:value-type="float" office:value="0.000834206198923174" calcext:value-type="float">
            <text:p>0,00</text:p>
          </table:table-cell>
          <table:table-cell table:number-columns-repeated="8"/>
        </table:table-row>
        <table:table-row table:style-name="ro1" table:number-rows-repeated="104856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fr" fo:country="FR" style:font-name-asian="Nimbus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fr" fo:country="FR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13:59:04.126473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7:42:39.938205876</meta:creation-date>
    <dc:date>2018-08-18T08:46:50.424163462</dc:date>
    <meta:editing-duration>PT14H39M34S</meta:editing-duration>
    <meta:editing-cycles>10</meta:editing-cycles>
    <meta:generator>LibreOffice/6.1.0.3$Linux_X86_64 LibreOffice_project/10$Build-3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07cm" svg:height="12.495cm" xlink:href=".." xlink:type="simple" chart:class="chart:scatter" chart:style-name="ch1">
        <chart:legend chart:legend-position="end" svg:x="23.089cm" svg:y="5.748cm" style:legend-expansion="high" chart:style-name="ch2"/>
        <chart:plot-area chart:style-name="ch3" table:cell-range-address="Sheet1.A2:Sheet1.C7 Sheet1.B1:Sheet1.C1" chart:data-source-has-labels="row" svg:x="0.496cm" svg:y="0.249cm" svg:width="22.097cm" svg:height="11.997cm">
          <chartooo:coordinate-region svg:x="1.71cm" svg:y="0.424cm" svg:width="20.413cm" svg:height="11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8" chart:values-cell-range-address="Sheet1.C2:Sheet1.C7" chart:label-cell-address="Sheet1.C1:Sheet1.C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Sheet1.B1:Sheet1.B1</svg:desc>
                </draw:g>
              </table:table-cell>
              <table:table-cell office:value-type="string">
                <text:p>Calcu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144">
                <text:p>31144</text:p>
                <draw:g>
                  <svg:desc>Sheet1.A2:Sheet1.A7</svg:desc>
                </draw:g>
              </table:table-cell>
              <table:table-cell office:value-type="float" office:value="22.49">
                <text:p>22.49</text:p>
                <draw:g>
                  <svg:desc>Sheet1.B2:Sheet1.B7</svg:desc>
                </draw:g>
              </table:table-cell>
              <table:table-cell office:value-type="float" office:value="22.5397508087203">
                <text:p>22.539750808720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36">
                <text:p>17636</text:p>
              </table:table-cell>
              <table:table-cell office:value-type="float" office:value="3.16">
                <text:p>3.16</text:p>
              </table:table-cell>
              <table:table-cell office:value-type="float" office:value="3.06737327801477">
                <text:p>3.06737327801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95">
                <text:p>6595</text:p>
              </table:table-cell>
              <table:table-cell office:value-type="float" office:value="-20.17">
                <text:p>-20.17</text:p>
              </table:table-cell>
              <table:table-cell office:value-type="float" office:value="-20.1538831419398">
                <text:p>-20.1538831419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37">
                <text:p>46637</text:p>
              </table:table-cell>
              <table:table-cell office:value-type="float" office:value="47.32">
                <text:p>47.32</text:p>
              </table:table-cell>
              <table:table-cell office:value-type="float" office:value="47.2874170513515">
                <text:p>47.287417051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96">
                <text:p>31196</text:p>
              </table:table-cell>
              <table:table-cell office:value-type="float" office:value="22.58">
                <text:p>22.58</text:p>
              </table:table-cell>
              <table:table-cell office:value-type="float" office:value="22.6131301005515">
                <text:p>22.6131301005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59">
                <text:p>18859</text:p>
              </table:table-cell>
              <table:table-cell office:value-type="float" office:value="4.94">
                <text:p>4.94</text:p>
              </table:table-cell>
              <table:table-cell office:value-type="float" office:value="4.96888262797813">
                <text:p>4.96888262797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